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foelenco" style:master-page-name="MP0" style:list-style-name="LFO1" style:family="paragraph">
      <style:paragraph-properties fo:break-before="page"/>
    </style:style>
    <style:style style:name="T2" style:parent-style-name="Car.predefinitoparagrafo" style:family="text">
      <style:text-properties fo:background-color="#FFFF00"/>
    </style:style>
    <style:style style:name="T3" style:parent-style-name="Car.predefinitoparagrafo" style:family="text">
      <style:text-properties fo:background-color="#FFFF00"/>
    </style:style>
    <style:style style:name="T4" style:parent-style-name="Car.predefinitoparagrafo" style:family="text">
      <style:text-properties fo:background-color="#FFFF00"/>
    </style:style>
    <style:style style:name="T5" style:parent-style-name="Car.predefinitoparagrafo" style:family="text">
      <style:text-properties fo:background-color="#FFFF00"/>
    </style:style>
    <style:style style:name="T6" style:parent-style-name="Car.predefinitoparagrafo" style:family="text">
      <style:text-properties fo:background-color="#FFFF00"/>
    </style:style>
    <style:style style:name="P7" style:parent-style-name="Paragrafoelenco" style:list-style-name="LFO1" style:family="paragraph"/>
    <style:style style:name="T8" style:parent-style-name="Car.predefinitoparagrafo" style:family="text">
      <style:text-properties fo:background-color="#FFFF00"/>
    </style:style>
    <style:style style:name="T9" style:parent-style-name="Car.predefinitoparagrafo" style:family="text">
      <style:text-properties fo:background-color="#FFFF00"/>
    </style:style>
    <style:style style:name="T10" style:parent-style-name="Car.predefinitoparagrafo" style:family="text">
      <style:text-properties fo:background-color="#FFFF00"/>
    </style:style>
    <style:style style:name="T11" style:parent-style-name="Car.predefinitoparagrafo" style:family="text">
      <style:text-properties fo:background-color="#FFFF00"/>
    </style:style>
    <style:style style:name="P12" style:parent-style-name="Paragrafoelenco" style:list-style-name="LFO1" style:family="paragraph"/>
    <style:style style:name="P13" style:parent-style-name="Paragrafoelenco" style:list-style-name="LFO1" style:family="paragraph"/>
    <style:style style:name="T14" style:parent-style-name="Car.predefinitoparagrafo" style:family="text">
      <style:text-properties fo:background-color="#FFFF00"/>
    </style:style>
    <style:style style:name="P15" style:parent-style-name="Paragrafoelenco" style:list-style-name="LFO1" style:family="paragraph"/>
    <style:style style:name="T16" style:parent-style-name="Car.predefinitoparagrafo" style:family="text">
      <style:text-properties fo:background-color="#FFFF00"/>
    </style:style>
    <style:style style:name="P17" style:parent-style-name="Paragrafoelenco" style:list-style-name="LFO1" style:family="paragraph"/>
    <style:style style:name="T18" style:parent-style-name="Car.predefinitoparagrafo" style:family="text">
      <style:text-properties fo:background-color="#FFFF00"/>
    </style:style>
    <style:style style:name="P19" style:parent-style-name="Paragrafoelenco" style:list-style-name="LFO1" style:family="paragraph"/>
    <style:style style:name="P20" style:parent-style-name="Paragrafoelenco" style:list-style-name="LFO1" style:family="paragraph"/>
    <style:style style:name="T21" style:parent-style-name="Car.predefinitoparagrafo" style:family="text">
      <style:text-properties fo:background-color="#FFFF00"/>
    </style:style>
    <style:style style:name="P22" style:parent-style-name="Paragrafoelenco" style:list-style-name="LFO1" style:family="paragraph"/>
    <style:style style:name="P23" style:parent-style-name="Paragrafoelenco" style:list-style-name="LFO1" style:family="paragraph"/>
    <style:style style:name="T24" style:parent-style-name="Car.predefinitoparagrafo" style:family="text">
      <style:text-properties fo:background-color="#FFFF00"/>
    </style:style>
    <style:style style:name="P25" style:parent-style-name="Paragrafoelenco" style:list-style-name="LFO1" style:family="paragraph"/>
    <style:style style:name="T26" style:parent-style-name="Car.predefinitoparagrafo" style:family="text">
      <style:text-properties fo:background-color="#FFFF00"/>
    </style:style>
    <style:style style:name="T27" style:parent-style-name="Car.predefinitoparagrafo" style:family="text">
      <style:text-properties fo:background-color="#FFFF00"/>
    </style:style>
    <style:style style:name="P28" style:parent-style-name="Paragrafoelenco" style:list-style-name="LFO1" style:family="paragraph"/>
    <style:style style:name="P29" style:parent-style-name="Paragrafoelenco" style:list-style-name="LFO1" style:family="paragraph"/>
    <style:style style:name="P30" style:parent-style-name="Paragrafoelenco" style:list-style-name="LFO1" style:family="paragraph"/>
    <style:style style:name="P31" style:parent-style-name="Paragrafoelenco" style:list-style-name="LFO1" style:family="paragraph"/>
    <style:style style:name="P32" style:parent-style-name="Paragrafoelenco" style:list-style-name="LFO1" style:family="paragraph"/>
    <style:style style:name="P33" style:parent-style-name="Paragrafoelenco" style:list-style-name="LFO1" style:family="paragraph"/>
    <style:style style:name="P34" style:parent-style-name="Paragrafoelenco" style:list-style-name="LFO1" style:family="paragraph"/>
    <style:style style:name="P35" style:parent-style-name="Paragrafoelenco" style:list-style-name="LFO1" style:family="paragraph"/>
    <style:style style:name="P36" style:parent-style-name="Paragrafoelenco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Il<text:s/><text:span text:style-name="T2">sito web</text:span><text:s/>deve avere una<text:s/><text:span text:style-name="T3">homepage</text:span><text:s/>che fornisca informazioni per<text:s/><text:span text:style-name="T4">l'università</text:span>, i<text:s/><text:span text:style-name="T5">dipartimenti</text:span><text:s/>e le<text:s/><text:span text:style-name="T6">informazioni di contatto (numero di telefono e indirizzo)</text:span><text:s/>accessibili a chiunque lo visiti.</text:p>
        </text:list-item>
        <text:list-item>
          <text:p text:style-name="P7">Il sito web deve avere un portale accessibile da<text:s/><text:span text:style-name="T8">studenti</text:span>,<text:s/><text:span text:style-name="T9">docenti</text:span>,<text:s/><text:span text:style-name="T10">segreteria dell'università</text:span><text:s/>e<text:s/><text:span text:style-name="T11">amministratore del sito</text:span>.</text:p>
        </text:list-item>
        <text:list-item>
          <text:p text:style-name="P12">Se uno studente accede al portale, può:</text:p>
          <text:list text:continue-numbering="true">
            <text:list-item>
              <text:p text:style-name="P13">Visualizzare la lista dei<text:s/><text:span text:style-name="T14">corsi</text:span><text:s/>disponibili.</text:p>
            </text:list-item>
            <text:list-item>
              <text:p text:style-name="P15"><text:span text:style-name="T16">Iscriversi</text:span><text:s/>a un corso.</text:p>
            </text:list-item>
            <text:list-item>
              <text:p text:style-name="P17">Registrarsi per un<text:s/><text:span text:style-name="T18">esame</text:span><text:s/>di un corso.</text:p>
            </text:list-item>
            <text:list-item>
              <text:p text:style-name="P19">Visualizzare le informazioni personali (nome, cognome, email, corsi ed esami a cui sono iscritti).</text:p>
            </text:list-item>
            <text:list-item>
              <text:p text:style-name="P20">Visualizzare i<text:s/><text:span text:style-name="T21">voti</text:span><text:s/>degli esami svolti.</text:p>
            </text:list-item>
          </text:list>
        </text:list-item>
        <text:list-item>
          <text:p text:style-name="P22">Se un docente accede al portale, può:</text:p>
          <text:list text:continue-numbering="true">
            <text:list-item>
              <text:p text:style-name="P23">Creare/Modificare/Cancellare un corso. Per creare un corso, il docente deve inserire il nome del corso, la data di inizio e fine del corso, una descrizione del corso, e opzionale un<text:s/><text:span text:style-name="T24">co-docente</text:span><text:s/>o un esame. Un corso può avere solo un esame.</text:p>
            </text:list-item>
            <text:list-item>
              <text:p text:style-name="P25">Aggiungere/Modificare/Cancellare un esame. Per creare un esame, il docente deve aggiungere la data, l'ora e durezza dell'esame e<text:s/><text:span text:style-name="T26">l’aula</text:span><text:s/>dove si svolgerà l'esame. In un esame, un studente può<text:s/><text:span text:style-name="T27">registrarsi</text:span><text:s/>solo una volta.</text:p>
            </text:list-item>
            <text:list-item>
              <text:p text:style-name="P28">Visualizzare le proprie informazioni personali (nome, cognome, corsi che insegna con relativo esame)</text:p>
            </text:list-item>
            <text:list-item>
              <text:p text:style-name="P29">Inviare i voti dell'esame alla segreteria</text:p>
            </text:list-item>
          </text:list>
        </text:list-item>
        <text:list-item>
          <text:p text:style-name="P30">Se la Segreteria effettua il login al portale, può:</text:p>
          <text:list text:continue-numbering="true">
            <text:list-item>
              <text:p text:style-name="P31">Visualizzare i dati personali degli studenti</text:p>
            </text:list-item>
            <text:list-item>
              <text:p text:style-name="P32">Inserire voti d'esame per gli studenti</text:p>
            </text:list-item>
            <text:list-item>
              <text:p text:style-name="P33">Pubblicare i voti degli esami.</text:p>
            </text:list-item>
          </text:list>
        </text:list-item>
        <text:list-item>
          <text:p text:style-name="P34">Se l'amministratore accede al portale, può:</text:p>
          <text:list text:continue-numbering="true">
            <text:list-item>
              <text:p text:style-name="P35">Creare account per studenti/docenti/segreteria utilizzando il loro indirizzo email</text:p>
            </text:list-item>
            <text:list-item>
              <text:p text:style-name="P36">Aggiungere/Modificare/Visualizzare le informazioni personali degli studenti e dei docenti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le Verri</meta:initial-creator>
    <dc:creator>Alle Verri</dc:creator>
    <meta:creation-date>2021-12-16T16:41:00Z</meta:creation-date>
    <dc:date>2021-12-16T16:41:00Z</dc:date>
    <meta:template xlink:href="Normal.dotm" xlink:type="simple"/>
    <meta:editing-cycles>2</meta:editing-cycles>
    <meta:editing-duration>PT0S</meta:editing-duration>
    <meta:document-statistic meta:page-count="1" meta:paragraph-count="3" meta:word-count="242" meta:character-count="1620" meta:row-count="11" meta:non-whitespace-character-count="1381"/>
  </office:meta>
</office:document-meta>
</file>